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  <style:text-properties fo:font-family="FreeSans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FreeSan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8.255cm" svg:x="7.667cm" svg:y="5.12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371cm" svg:height="0.962cm" svg:x="10.842cm" svg:y="2.26cm">
          <draw:text-box>
            <text:p>Range Samples (time samples)</text:p>
          </draw:text-box>
        </draw:frame>
        <draw:frame draw:style-name="gr2" draw:layer="layout" svg:width="2.047cm" svg:height="0.962cm" svg:x="13.788cm" svg:y="5.127cm">
          <draw:text-box>
            <text:p>IPP 0</text:p>
          </draw:text-box>
        </draw:frame>
        <draw:line draw:style-name="gr3" draw:text-style-name="P2" draw:layer="layout" svg:x1="7.667cm" svg:y1="6.08cm" svg:x2="22.59cm" svg:y2="6.08cm">
          <text:p/>
        </draw:line>
        <draw:line draw:style-name="gr3" draw:text-style-name="P2" draw:layer="layout" svg:x1="7.667cm" svg:y1="7.032cm" svg:x2="22.59cm" svg:y2="7.032cm">
          <text:p/>
        </draw:line>
        <draw:line draw:style-name="gr3" draw:text-style-name="P2" draw:layer="layout" svg:x1="7.667cm" svg:y1="12.43cm" svg:x2="22.59cm" svg:y2="12.43cm">
          <text:p/>
        </draw:line>
        <draw:frame draw:style-name="gr2" draw:layer="layout" svg:width="2.051cm" svg:height="0.962cm" svg:x="13.786cm" svg:y="6.07cm">
          <draw:text-box>
            <text:p>IPP 1</text:p>
          </draw:text-box>
        </draw:frame>
        <draw:frame draw:style-name="gr2" draw:layer="layout" svg:width="2.725cm" svg:height="0.962cm" svg:x="13.449cm" svg:y="12.43cm">
          <draw:text-box>
            <text:p>IPP N-1</text:p>
          </draw:text-box>
        </draw:frame>
        <draw:custom-shape draw:style-name="gr4" draw:text-style-name="P2" draw:layer="layout" svg:width="1.27cm" svg:height="7.937cm" svg:x="5.445cm" svg:y="5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1.27cm" svg:height="14.923cm" draw:transform="rotate (-1.57079632679579) translate (22.59cm 3.5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0.635cm" svg:height="0.635cm" svg:x="14.65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14.65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35cm" svg:height="0.635cm" svg:x="14.65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825cm" svg:height="1.903cm" svg:x="1.317cm" svg:y="8.302cm">
          <draw:text-box>
            <text:p text:style-name="P2"><text:span text:style-name="T1">Total Time: </text:span></text:p>
            <text:p text:style-name="P2"><text:span text:style-name="T1">1 Second</text:span></text:p>
          </draw:text-box>
        </draw:frame>
        <draw:frame draw:style-name="gr2" draw:text-style-name="P1" draw:layer="layout" svg:width="23.231cm" svg:height="1.077cm" svg:x="1.952cm" svg:y="14.97cm">
          <draw:text-box>
            <text:p text:style-name="P2"><text:span text:style-name="T1">* Each IPP must contain an integer multiple of 512 bytes (128 Complex Samples)</text:span></text:p>
          </draw:text-box>
        </draw:frame>
        <draw:frame draw:style-name="gr6" draw:layer="layout" svg:width="15.24cm" svg:height="1.397cm" svg:x="5.947cm" svg:y="17.06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28T18:42:16</meta:creation-date>
    <dc:date>2009-03-28T18:57:02</dc:date>
    <meta:editing-duration>PT00H14M48S</meta:editing-duration>
    <meta:editing-cycles>2</meta:editing-cycles>
    <meta:generator>OpenOffice.org/3.0$Linux OpenOffice.org_project/300m15$Build-9379</meta:generator>
    <meta:document-statistic meta:object-count="1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Output</math:mi>
      <math:mrow>
        <math:mrow>
          <math:mi math:fontstyle="italic">Rate</math:mi>
          <math:mo math:stretchy="false">=</math:mo>
          <math:mrow>
            <math:mrow>
              <math:mrow>
                <math:mfrac>
                  <math:msub>
                    <math:mi>f</math:mi>
                    <math:mi>s</math:mi>
                  </math:msub>
                  <math:mi math:fontstyle="italic">dec</math:mi>
                </math:mfrac>
                <math:mo math:stretchy="false">∗</math:mo>
                <math:mfrac>
                  <math:mrow>
                    <math:mi>N</math:mi>
                    <math:mrow>
                      <math:mo math:stretchy="false">(</math:mo>
                      <math:mi math:fontstyle="italic">samples</math:mi>
                      <math:mo math:stretchy="false">)</math:mo>
                    </math:mrow>
                  </math:mrow>
                  <math:mi math:fontstyle="italic">IPP</math:mi>
                </math:mfrac>
              </math:mrow>
              <math:mo math:stretchy="false">∗</math:mo>
              <math:mfrac>
                <math:mrow>
                  <math:mn>4</math:mn>
                  <math:mo math:stretchy="false">∗</math:mo>
                  <math:mrow>
                    <math:mo math:stretchy="false">(</math:mo>
                    <math:mi math:fontstyle="italic">bytes</math:mi>
                    <math:mo math:stretchy="false">)</math:mo>
                  </math:mrow>
                </math:mrow>
                <math:mrow>
                  <math:mo math:stretchy="false">(</math:mo>
                  <math:mi math:fontstyle="italic">sample</math:mi>
                  <math:mo math:stretchy="false">)</math:mo>
                </math:mrow>
              </math:mfrac>
            </math:mrow>
            <math:mo math:stretchy="false">∗</math:mo>
            <math:mfrac>
              <math:mrow>
                <math:mo math:stretchy="false">(</math:mo>
                <math:mi math:fontstyle="italic">MB</math:mi>
                <math:mo math:stretchy="false">)</math:mo>
              </math:mrow>
              <math:mrow>
                <math:msup>
                  <math:mn>1024</math:mn>
                  <math:mn>2</math:mn>
                </math:msup>
                <math:mrow>
                  <math:mo math:stretchy="false">(</math:mo>
                  <math:mi math:fontstyle="italic">bytes</math:mi>
                  <math:mo math:stretchy="false">)</math:mo>
                </math:mrow>
              </math:mrow>
            </math:mfrac>
          </math:mrow>
        </math:mrow>
        <math:mo math:stretchy="false">=</math:mo>
        <math:mrow>
          <math:mo math:stretchy="false">(</math:mo>
          <math:mi math:fontstyle="italic">MSPS</math:mi>
          <math:mo math:stretchy="false">)</math:mo>
        </math:mrow>
      </math:mrow>
    </math:mrow>
    <math:annotation math:encoding="StarMath 5.0">Output Rate = {f_s over dec}*{{N(samples)} over IPP}*{{4*(bytes)} over (sample)} * {(MB) over {1024^2 (bytes)}} = (MSPS)</math:annotation>
  </math:semantics>
</math:math>
</file>